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sans-serif" svg:font-family="sans-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margin-left="0cm" fo:margin-right="0cm" fo:margin-top="0cm" fo:margin-bottom="0cm" loext:contextual-spacing="false" fo:text-indent="0cm" style:auto-text-indent="false"/>
    </style:style>
    <style:style style:name="P2" style:family="paragraph" style:parent-style-name="Standard">
      <style:paragraph-properties fo:margin-left="0cm" fo:margin-right="0cm" fo:margin-top="0cm" fo:margin-bottom="0cm" loext:contextual-spacing="false" fo:text-indent="0cm" style:auto-text-indent="false"/>
      <style:text-properties officeooo:rsid="00143874" officeooo:paragraph-rsid="00143874"/>
    </style:style>
    <style:style style:name="P3" style:family="paragraph" style:parent-style-name="Standard">
      <style:paragraph-properties fo:margin-left="0cm" fo:margin-right="0cm" fo:margin-top="0cm" fo:margin-bottom="0cm" loext:contextual-spacing="false" fo:text-indent="0cm" style:auto-text-indent="false"/>
      <style:text-properties officeooo:paragraph-rsid="00153cc2"/>
    </style:style>
    <style:style style:name="P4" style:family="paragraph" style:parent-style-name="Standard">
      <style:paragraph-properties fo:margin-left="0cm" fo:margin-right="0cm" fo:margin-top="0cm" fo:margin-bottom="0cm" loext:contextual-spacing="false" fo:text-indent="0cm" style:auto-text-indent="false"/>
      <style:text-properties officeooo:rsid="001941bf" officeooo:paragraph-rsid="001941bf"/>
    </style:style>
    <style:style style:name="P5" style:family="paragraph" style:parent-style-name="Standard">
      <style:paragraph-properties fo:margin-left="0cm" fo:margin-right="0cm" fo:margin-top="0cm" fo:margin-bottom="0cm" loext:contextual-spacing="false" fo:text-indent="0cm" style:auto-text-indent="false"/>
      <style:text-properties fo:font-weight="bold" style:font-weight-asian="bold" style:font-weight-complex="bold"/>
    </style:style>
    <style:style style:name="P6" style:family="paragraph" style:parent-style-name="Standard">
      <style:paragraph-properties fo:margin-left="1.251cm" fo:margin-right="0cm" fo:margin-top="0cm" fo:margin-bottom="0cm" loext:contextual-spacing="false" fo:text-indent="0cm" style:auto-text-indent="false"/>
      <style:text-properties fo:font-size="12pt" fo:font-style="italic" officeooo:rsid="001941bf" officeooo:paragraph-rsid="001c5c66" style:font-size-asian="12pt" style:font-style-asian="italic" style:font-size-complex="12pt" style:font-style-complex="italic"/>
    </style:style>
    <style:style style:name="P7" style:family="paragraph" style:parent-style-name="Standard">
      <style:paragraph-properties fo:margin-left="2.501cm" fo:margin-right="0cm" fo:margin-top="0cm" fo:margin-bottom="0cm" loext:contextual-spacing="false" fo:text-indent="0cm" style:auto-text-indent="false"/>
      <style:text-properties fo:font-size="12pt" fo:font-style="italic" officeooo:rsid="001941bf" officeooo:paragraph-rsid="001c5c66" style:font-size-asian="12pt" style:font-style-asian="italic" style:font-size-complex="12pt" style:font-style-complex="italic"/>
    </style:style>
    <style:style style:name="T1" style:family="text">
      <style:text-properties loext:padding="0cm" loext:border="none"/>
    </style:style>
    <style:style style:name="T2" style:family="text">
      <style:text-properties officeooo:rsid="00153cc2" loext:padding="0cm" loext:border="none"/>
    </style:style>
    <style:style style:name="T3" style:family="text">
      <style:text-properties officeooo:rsid="00161421"/>
    </style:style>
    <style:style style:name="T4" style:family="text">
      <style:text-properties officeooo:rsid="00161421" loext:padding="0cm" loext:border="none"/>
    </style:style>
    <style:style style:name="T5" style:family="text">
      <style:text-properties officeooo:rsid="00184c17"/>
    </style:style>
    <style:style style:name="T6" style:family="text">
      <style:text-properties officeooo:rsid="00184c17" loext:padding="0cm" loext:border="none"/>
    </style:style>
    <style:style style:name="T7" style:family="text">
      <style:text-properties style:font-name="sans-serif"/>
    </style:style>
    <style:style style:name="T8" style:family="text">
      <style:text-properties style:font-name="sans-serif" fo:font-size="28.5pt"/>
    </style:style>
    <style:style style:name="T9" style:family="text">
      <style:text-properties style:font-name="sans-serif" fo:font-size="21.75pt"/>
    </style:style>
    <style:style style:name="T10" style:family="text">
      <style:text-properties style:font-name="sans-serif" fo:font-size="15.75pt"/>
    </style:style>
    <style:style style:name="T11" style:family="text">
      <style:text-properties style:font-name="sans-serif" fo:font-weight="bold" style:font-weight-asian="bold" style:font-weight-complex="bold"/>
    </style:style>
    <style:style style:name="T12" style:family="text">
      <style:text-properties fo:font-weight="bold" style:font-weight-asian="bold" style:font-weight-complex="bold"/>
    </style:style>
    <style:style style:name="T13" style:family="text">
      <style:text-properties officeooo:rsid="001e0365"/>
    </style:style>
    <style:style style:name="T14" style:family="text">
      <style:text-properties officeooo:rsid="001fec5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span text:style-name="T1">3. Although this data involves people, you are not required to do a formal study of fairness or privacy in this part of the project. However, you are encouraged to describe verbally what possible issues are.</text:span></text:p>
      <text:p text:style-name="P1"><text:span text:style-name="T1"/></text:p>
      <text:p text:style-name="P2"><text:span text:style-name="T1">These data are health data </text:span><text:span text:style-name="T6">and genomic data </text:span><text:span text:style-name="T1">which are classified as sensitive personal data </text:span><text:span text:style-name="T6">and</text:span><text:span text:style-name="T1"> have special protection under the law (</text:span><text:a xlink:type="simple" xlink:href="https://lovdata.no/dokument/NL/lov/2018-06-15-38/KAPITTEL_gdpr-2#gdpr/a9" text:style-name="Internet_20_link" text:visited-style-name="Visited_20_Internet_20_Link"><text:span text:style-name="T1">https://lovdata.no/dokument/NL/lov/2018-06-15-38/KAPITTEL_gdpr-2#gdpr/a9</text:span></text:a><text:span text:style-name="T1">). It is not allowed to use such data unless some conditions are satisfied, such as prior </text:span><text:span text:style-name="T2">consent from the people the data regards, or specifically for this case that use of the data is necessary for public health concerns. Such use does still require that special measures are taken to ensure that the rights of the registered individuals are protected.</text:span></text:p>
      <text:p text:style-name="P2"><text:span text:style-name="T2"/></text:p>
      <text:p text:style-name="P3"><text:span text:style-name="T2">The data we have is very precise, e.g. we have the age and income as decimal numbers with </text:span><text:span text:style-name="T4">enough precision that they can be used to </text:span><text:span text:style-name="T3">identify t</text:span><text:span text:style-name="T5">he people the data regards. One way to help rectify this could be to divide the data into age and income groups in a way that gives some k-anonymity with regards to these identifiers. However, considering we have 128 bits of the genome for each person, it is highly unlikely that we can give more than 1-anonymity without dropping this part of the data set.</text:span></text:p>
      <text:p text:style-name="P1"/>
      <text:p text:style-name="P4">When it comes to the actual output of our research, it is, however, hard to infer from this output much about the original data. </text:p>
      <text:p text:style-name="P4"/>
      <text:p text:style-name="P6"><text:span text:style-name="T11">Privacy</text:span><text:span text:style-name="T12"> </text:span><text:span text:style-name="T11">desiderata</text:span><text:line-break/><text:span text:style-name="T7">We</text:span> <text:span text:style-name="T7">wish</text:span> <text:span text:style-name="T7">to</text:span> <text:span text:style-name="T7">calculate</text:span> <text:span text:style-name="T7">something</text:span> <text:span text:style-name="T7">on</text:span> <text:span text:style-name="T7">some</text:span> <text:span text:style-name="T7">private</text:span> <text:span text:style-name="T7">data</text:span> <text:span text:style-name="T7">and</text:span> <text:span text:style-name="T7">publish</text:span> <text:span text:style-name="T7">a</text:span><text:line-break/><text:span text:style-name="T7">privacy-preserving,</text:span> <text:span text:style-name="T7">but</text:span> <text:span text:style-name="T7">useful,</text:span> <text:span text:style-name="T7">version</text:span> <text:span text:style-name="T7">of</text:span> <text:span text:style-name="T7">the</text:span> <text:span text:style-name="T7">result.</text:span></text:p>
      <text:p text:style-name="P7"><text:line-break/><text:span text:style-name="T7">I</text:span> <text:span text:style-name="T7">Anonymity:</text:span> <text:span text:style-name="T7">Individual</text:span> <text:span text:style-name="T7">participation</text:span> <text:span text:style-name="T7">remains</text:span> <text:span text:style-name="T7">hidden.</text:span><text:line-break/><text:span text:style-name="T7">I</text:span> <text:span text:style-name="T7">Secrecy:</text:span> <text:span text:style-name="T7">Individual</text:span> <text:span text:style-name="T7">data</text:span> <text:span text:style-name="T7">xi</text:span> <text:span text:style-name="T7">is</text:span> <text:span text:style-name="T7">not</text:span> <text:span text:style-name="T7">revealed.</text:span><text:line-break/><text:span text:style-name="T7">I</text:span> <text:span text:style-name="T7">Side-information:</text:span> <text:span text:style-name="T7">Linkage</text:span> <text:span text:style-name="T7">attacks</text:span> <text:span text:style-name="T7">are</text:span> <text:span text:style-name="T7">not</text:span> <text:span text:style-name="T7">possible.</text:span><text:line-break/><text:span text:style-name="T7">I</text:span> <text:span text:style-name="T7">Utility:</text:span> <text:span text:style-name="T7">The</text:span> <text:span text:style-name="T7">calculation</text:span> <text:span text:style-name="T7">remains</text:span> <text:span text:style-name="T7">useful.</text:span> <text:span text:style-name="T13">(</text:span><text:span text:style-name="T14">(bare for referanse, dette skal ikke vaere med til slutt) </text:span><text:span text:style-name="T13">privacy-presentation-1.pdf)</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sans-serif" svg:font-family="sans-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nb" fo:country="NO"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nb" fo:country="NO"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10-14T10:33:16.742000000</meta:creation-date>
    <dc:date>2021-10-14T13:49:08.474000000</dc:date>
    <meta:editing-duration>PT2H42M45S</meta:editing-duration>
    <meta:editing-cycles>9</meta:editing-cycles>
    <meta:generator>LibreOffice/6.4.4.2$Windows_X86_64 LibreOffice_project/3d775be2011f3886db32dfd395a6a6d1ca2630ff</meta:generator>
    <meta:document-statistic meta:table-count="0" meta:image-count="0" meta:object-count="0" meta:page-count="1" meta:paragraph-count="6" meta:word-count="294" meta:character-count="1820" meta:non-whitespace-character-count="1530"/>
  </office:meta>
</office:document-meta>
</file>